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57e3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er">
      <style:text-properties officeooo:rsid="000457e3" officeooo:paragraph-rsid="000457e3"/>
    </style:style>
    <style:style style:name="P4" style:family="paragraph" style:parent-style-name="Heading_20_1">
      <style:text-properties officeooo:rsid="000457e3" officeooo:paragraph-rsid="000457e3"/>
    </style:style>
    <style:style style:name="P5" style:family="paragraph" style:parent-style-name="Heading_20_1">
      <style:text-properties officeooo:paragraph-rsid="000457e3"/>
    </style:style>
    <style:style style:name="T1" style:family="text">
      <style:text-properties officeooo:rsid="000457e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Akıllı Telefonlar ile Nesne Tespiti</text:p>
      <text:table-of-content text:style-name="Sect1" text:protected="true" text:name="İçindekiler1">
        <text:table-of-content-source text:outline-level="10">
          <text:index-title-template text:style-name="Contents_20_Heading">İçindekile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İçindekiler1_Head">
            <text:p text:style-name="Contents_20_Heading">İçindekiler</text:p>
          </text:index-title>
          <text:p text:style-name="P2"><text:a xlink:type="simple" xlink:href="#__RefHeading___Toc107_2154075844" text:style-name="Index_20_Link" text:visited-style-name="Index_20_Link">React Native<text:tab/>1</text:a></text:p>
          <text:p text:style-name="P2"><text:a xlink:type="simple" xlink:href="#__RefHeading___Toc109_2154075844" text:style-name="Index_20_Link" text:visited-style-name="Index_20_Link">PHP API<text:tab/>1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5" text:outline-level="1"><text:bookmark-start text:name="__RefHeading___Toc107_2154075844"/><text:soft-page-break/><text:span text:style-name="T1">React Native</text:span><text:bookmark-end text:name="__RefHeading___Toc107_2154075844"/></text:h>
      <text:p text:style-name="P1"/>
      <text:h text:style-name="P4" text:outline-level="1"><text:bookmark-start text:name="__RefHeading___Toc109_2154075844"/>PHP API<text:bookmark-end text:name="__RefHeading___Toc109_2154075844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57e3" officeooo:paragraph-rsid="000457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ngin Yenice<text:tab/><text:tab/>19020113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01T19:58:00.238000000</dc:date>
    <meta:editing-duration>PT2M8S</meta:editing-duration>
    <meta:editing-cycles>3</meta:editing-cycles>
    <meta:document-statistic meta:table-count="0" meta:image-count="0" meta:object-count="0" meta:page-count="2" meta:paragraph-count="7" meta:word-count="19" meta:character-count="111" meta:non-whitespace-character-count="98"/>
  </office:meta>
</office:document-meta>
</file>